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3">
      <style:text-properties style:font-name="Tahoma" fo:font-size="12pt" style:font-size-asian="12pt" style:font-size-complex="12pt"/>
    </style:style>
    <style:style style:name="P2" style:family="paragraph" style:parent-style-name="Heading_20_4">
      <style:text-properties style:font-name="Tahoma" fo:font-size="12pt" style:font-size-asian="12pt" style:font-size-complex="12pt"/>
    </style:style>
    <style:style style:name="P3" style:family="paragraph" style:parent-style-name="Preformatted_20_Text">
      <style:text-properties style:font-name="Tahoma" fo:font-size="12pt" style:font-size-asian="12pt" style:font-size-complex="12pt"/>
    </style:style>
    <style:style style:name="P4" style:family="paragraph" style:parent-style-name="Text_20_body">
      <style:text-properties style:font-name="Tahoma" fo:font-size="12pt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6" style:family="paragraph" style:parent-style-name="Text_20_body" style:list-style-name="L1">
      <style:text-properties style:font-name="Tahoma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8" style:family="paragraph" style:parent-style-name="Text_20_body" style:list-style-name="L2">
      <style:text-properties style:font-name="Tahoma" fo:font-size="12pt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0" style:family="paragraph" style:parent-style-name="Text_20_body" style:list-style-name="L3">
      <style:text-properties style:font-name="Tahoma" fo:font-size="12pt" style:font-size-asian="12pt" style:font-size-complex="12pt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2" style:family="paragraph" style:parent-style-name="Text_20_body" style:list-style-name="L4">
      <style:text-properties style:font-name="Tahoma" fo:font-size="12pt" style:font-size-asian="12pt" style:font-size-complex="12pt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4" style:family="paragraph" style:parent-style-name="Text_20_body" style:list-style-name="L5">
      <style:text-properties style:font-name="Tahoma" fo:font-size="12pt" style:font-size-asian="12pt" style:font-size-complex="12pt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6" style:family="paragraph" style:parent-style-name="Text_20_body" style:list-style-name="L6">
      <style:text-properties style:font-name="Tahoma" fo:font-size="12pt" style:font-size-asian="12pt" style:font-size-complex="12pt"/>
    </style:style>
    <style:style style:name="P17" style:family="paragraph" style:parent-style-name="Text_20_body">
      <style:text-properties fo:color="#355269" loext:opacity="100%" style:font-name="Tahoma" fo:font-size="16pt" fo:font-weight="bold" officeooo:paragraph-rsid="001b43db" style:font-size-asian="16pt" style:font-weight-asian="bold" style:font-size-complex="16pt" style:font-weight-complex="bold"/>
    </style:style>
    <style:style style:name="T1" style:family="text">
      <style:text-properties officeooo:rsid="001b43db"/>
    </style:style>
    <style:style style:name="T2" style:family="text">
      <style:text-properties style:font-name="Tahoma"/>
    </style:style>
    <style:style style:name="T3" style:family="text">
      <style:text-properties style:font-name="Tahoma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V</text:span>alidación de formularios</text:p>
      <text:p text:style-name="P4"><text:span text:style-name="T1">V</text:span>alidación de formularios usando la API de validación de JavaScript. Estos ejercicios son progresivos, empezando con uno básico y avanzando hacia un poco más complejo:</text:p>
      <text:h text:style-name="P1" text:outline-level="3">Ejercicio 1: Validación de un formulario de contacto básico</text:h>
      <text:p text:style-name="Text_20_body"><text:span text:style-name="Strong_20_Emphasis"><text:span text:style-name="T3">Objetivo:</text:span></text:span><text:span text:style-name="T3"> Validar que el nombre, correo electrónico y mensaje sean completados correctamente.</text:span></text:p>
      <text:h text:style-name="P2" text:outline-level="4">Instrucciones:</text:h>
      <text:p text:style-name="P4">Crea un formulario con los siguientes campos:</text:p>
      <text:list xml:id="list4117228615" text:style-name="L1">
        <text:list-item>
          <text:p text:style-name="P5">Nombre (input de tipo texto) </text:p>
        </text:list-item>
        <text:list-item>
          <text:p text:style-name="P5">Correo electrónico (input de tipo email) </text:p>
        </text:list-item>
        <text:list-item>
          <text:p text:style-name="P6">Mensaje (textarea) </text:p>
        </text:list-item>
      </text:list>
      <text:p text:style-name="P4">Utiliza la API de validación de formularios de JavaScript para:</text:p>
      <text:list xml:id="list126241754" text:style-name="L2">
        <text:list-item>
          <text:p text:style-name="P7">Asegurarte de que el campo "Nombre" no esté vacío. </text:p>
        </text:list-item>
        <text:list-item>
          <text:p text:style-name="P7">Verificar que el correo electrónico esté en un formato válido. </text:p>
        </text:list-item>
        <text:list-item>
          <text:p text:style-name="P8">Comprobar que el "Mensaje" tenga al menos 10 caracteres. </text:p>
        </text:list-item>
      </text:list>
      <text:p text:style-name="P4">El formulario debe evitar que se envíe si alguno de los campos no pasa la validación.</text:p>
      <text:h text:style-name="P2" text:outline-level="4">Pista:</text:h>
      <text:p text:style-name="Text_20_body"><text:span text:style-name="T3">Usa los atributos </text:span><text:span text:style-name="Source_20_Text"><text:span text:style-name="T3">required</text:span></text:span><text:span text:style-name="T3"> para los campos obligatorios y el atributo </text:span><text:span text:style-name="Source_20_Text"><text:span text:style-name="T3">pattern</text:span></text:span><text:span text:style-name="T3"> para validar el formato del correo electrónico. Para comprobar la longitud del mensaje, puedes usar el atributo </text:span><text:span text:style-name="Source_20_Text"><text:span text:style-name="T3">minlength</text:span></text:span><text:span text:style-name="T3"> o realizarlo mediante JavaScript.</text:span></text:p>
      <text:h text:style-name="P1" text:outline-level="3"/>
      <text:h text:style-name="P1" text:outline-level="3">Ejercicio 2: Validación de contraseña y confirmación de contraseña</text:h>
      <text:p text:style-name="Text_20_body"><text:span text:style-name="Strong_20_Emphasis"><text:span text:style-name="T3">Objetivo:</text:span></text:span><text:span text:style-name="T3"> Validar que la contraseña y la confirmación de contraseña coincidan y cumplan ciertos requisitos de seguridad.</text:span></text:p>
      <text:h text:style-name="P2" text:outline-level="4">Instrucciones:</text:h>
      <text:p text:style-name="P4">Crea un formulario con los siguientes campos:</text:p>
      <text:list xml:id="list3193769346" text:style-name="L3">
        <text:list-item>
          <text:p text:style-name="P9">Contraseña (input de tipo password) </text:p>
        </text:list-item>
        <text:list-item>
          <text:p text:style-name="P10">Confirmar contraseña (input de tipo password) </text:p>
        </text:list-item>
      </text:list>
      <text:p text:style-name="P4">Utiliza la API de validación de formularios para:</text:p>
      <text:list xml:id="list1707167399" text:style-name="L4">
        <text:list-item>
          <text:p text:style-name="P11">Asegurarte de que la contraseña sea de al menos 8 caracteres. </text:p>
        </text:list-item>
        <text:list-item>
          <text:p text:style-name="P11">Comprobar que la contraseña y la confirmación coincidan exactamente. </text:p>
        </text:list-item>
        <text:list-item>
          <text:p text:style-name="P12">Si no coinciden, muestra un mensaje de error al usuario. </text:p>
        </text:list-item>
      </text:list>
      <text:h text:style-name="P2" text:outline-level="4"><text:soft-page-break/>Pista:</text:h>
      <text:p text:style-name="Text_20_body"><text:span text:style-name="T3">Puedes usar el atributo </text:span><text:span text:style-name="Source_20_Text"><text:span text:style-name="T3">pattern</text:span></text:span><text:span text:style-name="T3"> para establecer un requisito de seguridad básico (por ejemplo, que contenga al menos una letra y un número). Para la coincidencia, puedes usar el atributo </text:span><text:span text:style-name="Source_20_Text"><text:span text:style-name="T3">match</text:span></text:span><text:span text:style-name="T3"> en el campo "Confirmar contraseña".</text:span></text:p>
      <text:h text:style-name="P1" text:outline-level="3"/>
      <text:h text:style-name="P1" text:outline-level="3">Ejercicio 3: Formulario de registro con validación de fecha y selección de edad</text:h>
      <text:p text:style-name="Text_20_body"><text:span text:style-name="Strong_20_Emphasis"><text:span text:style-name="T3">Objetivo:</text:span></text:span><text:span text:style-name="T3"> Validar un formulario con la selección de la fecha de nacimiento y asegurarte de que el usuario tenga al menos 18 años.</text:span></text:p>
      <text:h text:style-name="P2" text:outline-level="4">Instrucciones:</text:h>
      <text:p text:style-name="P4">Crea un formulario con los siguientes campos:</text:p>
      <text:list xml:id="list1326371010" text:style-name="L5">
        <text:list-item>
          <text:p text:style-name="P13">Fecha de nacimiento (input de tipo date) </text:p>
        </text:list-item>
        <text:list-item>
          <text:p text:style-name="P14">Edad (input de tipo number, aunque la edad se podría calcular automáticamente) </text:p>
        </text:list-item>
      </text:list>
      <text:p text:style-name="P4">Utiliza JavaScript y la API de validación de formularios para:</text:p>
      <text:list xml:id="list4280336300" text:style-name="L6">
        <text:list-item>
          <text:p text:style-name="P15">Verificar que la fecha de nacimiento indique que el usuario tiene al menos 18 años. </text:p>
        </text:list-item>
        <text:list-item>
          <text:p text:style-name="P16">Si la edad es menor de 18, mostrar un mensaje de error y evitar el envío del formulario. </text:p>
        </text:list-item>
      </text:list>
      <text:h text:style-name="P2" text:outline-level="4">Pista:</text:h>
      <text:p text:style-name="Text_20_body"><text:span text:style-name="T3">Para calcular la edad, puedes comparar la fecha de nacimiento con la fecha actual y comprobar si el usuario tiene 18 años o más. Usa </text:span><text:span text:style-name="Source_20_Text"><text:span text:style-name="T3">Date</text:span></text:span><text:span text:style-name="T3"> en JavaScript para calcular la diferenc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7T13:16:12.630000000</meta:creation-date>
    <dc:date>2024-12-17T13:21:39.864000000</dc:date>
    <meta:editing-duration>PT5M28S</meta:editing-duration>
    <meta:editing-cycles>1</meta:editing-cycles>
    <meta:document-statistic meta:table-count="0" meta:image-count="0" meta:object-count="0" meta:page-count="2" meta:paragraph-count="39" meta:word-count="433" meta:character-count="2671" meta:non-whitespace-character-count="2277"/>
    <meta:generator>LibreOffice/7.2.1.2$Windows_X86_64 LibreOffice_project/87b77fad49947c1441b67c559c339af8f3517e22</meta:generator>
  </office:meta>
</office:document-meta>
</file>